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187cm" table:align="left"/>
    </style:style>
    <style:style style:name="Table1.A" style:family="table-column">
      <style:table-column-properties style:column-width="0.219cm"/>
    </style:style>
    <style:style style:name="Table1.B" style:family="table-column">
      <style:table-column-properties style:column-width="12.968cm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rsid="001f283e" officeooo:paragraph-rsid="001f283e"/>
    </style:style>
    <style:style style:name="P2" style:family="paragraph" style:parent-style-name="Standard">
      <style:text-properties officeooo:rsid="0021e855" officeooo:paragraph-rsid="001f283e"/>
    </style:style>
    <style:style style:name="P3" style:family="paragraph" style:parent-style-name="Standard">
      <style:text-properties fo:color="#2a00ff" style:font-name="Monospace" fo:font-size="10pt" officeooo:rsid="0021e855" officeooo:paragraph-rsid="001f283e" style:font-size-asian="10pt"/>
    </style:style>
    <style:style style:name="P4" style:family="paragraph" style:parent-style-name="Standard">
      <style:text-properties fo:font-variant="normal" fo:text-transform="none" fo:color="#2a00ff" style:font-name="Monospace" fo:font-size="10pt" fo:letter-spacing="normal" fo:font-style="normal" fo:font-weight="normal" officeooo:rsid="0021e855" officeooo:paragraph-rsid="001f283e" style:font-size-asian="10pt"/>
    </style:style>
    <style:style style:name="P5" style:family="paragraph" style:parent-style-name="Standard">
      <style:text-properties fo:font-variant="normal" fo:text-transform="none" fo:color="#2a00ff" style:font-name="Monospace" fo:font-size="10pt" fo:letter-spacing="normal" fo:font-style="normal" fo:font-weight="normal" officeooo:rsid="00245ec6" officeooo:paragraph-rsid="00245ec6" style:font-size-asian="10pt"/>
    </style:style>
    <style:style style:name="P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f283e" officeooo:paragraph-rsid="001f283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2" style:family="paragraph" style:parent-style-name="Standard">
      <style:text-properties fo:font-variant="normal" fo:text-transform="none" fo:color="#2a00ff" style:font-name="Monospace" fo:font-size="10pt" fo:letter-spacing="normal" fo:font-style="normal" fo:font-weight="normal" officeooo:rsid="0021e855" officeooo:paragraph-rsid="001f283e" style:font-size-asian="10pt"/>
    </style:style>
    <style:style style:name="P13" style:family="paragraph" style:parent-style-name="Standard">
      <style:text-properties fo:font-variant="normal" fo:text-transform="none" fo:color="#24292f" style:font-name="apple-system" fo:font-size="10.5pt" fo:letter-spacing="normal" fo:font-style="normal" fo:font-weight="normal" officeooo:rsid="0021e855" officeooo:paragraph-rsid="001f283e" style:font-size-asian="10pt" loext:padding="0cm" loext:border="none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P15" style:family="paragraph" style:parent-style-name="Table_20_Contents">
      <style:paragraph-properties style:line-height-at-least="0.529cm"/>
      <style:text-properties style:font-name="ui-monospace" fo:font-size="9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6a3e3e" style:font-name="Monospace" fo:font-size="10pt" style:font-size-asian="10pt"/>
    </style:style>
    <style:style style:name="T4" style:family="text">
      <style:text-properties fo:color="#2a00ff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in Method</text:p>
      <text:p text:style-name="P1"/>
      <text:p text:style-name="P1">package com.emp;</text:p>
      <text:p text:style-name="P1"/>
      <text:p text:style-name="P1">import org.springframework.boot.SpringApplication;</text:p>
      <text:p text:style-name="P1">import org.springframework.boot.autoconfigure.SpringBootApplication;</text:p>
      <text:p text:style-name="P1"/>
      <text:p text:style-name="P1">@SpringBootApplication</text:p>
      <text:p text:style-name="P1">public class EmpApplication {</text:p>
      <text:p text:style-name="P1"/>
      <text:p text:style-name="P1"><text:tab/>public static void main(String[] args) {</text:p>
      <text:p text:style-name="P1"><text:tab/><text:tab/>SpringApplication.run(EmpApplication.class, args);</text:p>
      <text:p text:style-name="P1"><text:tab/>}</text:p>
      <text:p text:style-name="P1"/>
      <text:p text:style-name="P1">}</text:p>
      <text:p text:style-name="P1"/>
      <text:p text:style-name="P6">Controller</text:p>
      <text:p text:style-name="P1"/>
      <text:p text:style-name="P1">package com.emp.controller;</text:p>
      <text:p text:style-name="P1"/>
      <text:p text:style-name="P1"/>
      <text:p text:style-name="P1">import java.util.List;</text:p>
      <text:p text:style-name="P1"/>
      <text:p text:style-name="P1">import org.springframework.beans.factory.annotation.Autowired;</text:p>
      <text:p text:style-name="P1">import org.springframework.web.bind.annotation.DeleteMapping;</text:p>
      <text:p text:style-name="P1">import org.springframework.web.bind.annotation.GetMapping;</text:p>
      <text:p text:style-name="P1">import org.springframework.web.bind.annotation.PathVariable;</text:p>
      <text:p text:style-name="P1">import org.springframework.web.bind.annotation.PostMapping;</text:p>
      <text:p text:style-name="P1">import org.springframework.web.bind.annotation.PutMapping;</text:p>
      <text:p text:style-name="P1">import org.springframework.web.bind.annotation.RequestBody;</text:p>
      <text:p text:style-name="P1">import org.springframework.web.bind.annotation.RequestMapping;</text:p>
      <text:p text:style-name="P1">import org.springframework.web.bind.annotation.RestController;</text:p>
      <text:p text:style-name="P1"/>
      <text:p text:style-name="P1">import com.emp.entity.Employee;</text:p>
      <text:p text:style-name="P1">import com.emp.service.EmpService;</text:p>
      <text:p text:style-name="P1"/>
      <text:p text:style-name="P1">@RestController</text:p>
      <text:p text:style-name="P1">@RequestMapping("/")</text:p>
      <text:p text:style-name="P1">public class EmpController {</text:p>
      <text:p text:style-name="P1"><text:s text:c="4"/>@Autowired</text:p>
      <text:p text:style-name="P1"><text:tab/>private EmpService empService;</text:p>
      <text:p text:style-name="P1"><text:tab/></text:p>
      <text:p text:style-name="P1">@PostMapping("/employee")</text:p>
      <text:p text:style-name="P1">public Employee saveEmployee(@RequestBody Employee employee) {</text:p>
      <text:p text:style-name="P1"><text:tab/>return empService.saveEmployee(employee);</text:p>
      <text:p text:style-name="P1">}</text:p>
      <text:p text:style-name="P1">@GetMapping("/employees")</text:p>
      <text:p text:style-name="P1">public List&lt;Employee&gt; findEmployees(){</text:p>
      <text:p text:style-name="P1"><text:soft-page-break/><text:tab/>return empService.findEmployees();</text:p>
      <text:p text:style-name="P1">}</text:p>
      <text:p text:style-name="P1">@GetMapping("/employee/{id}")</text:p>
      <text:p text:style-name="P1">public Employee fetchRecordById(@PathVariable("id") Long empId) {</text:p>
      <text:p text:style-name="P1"><text:tab/>return empService.fetchRecordById(empId);</text:p>
      <text:p text:style-name="P1">}</text:p>
      <text:p text:style-name="P1">@DeleteMapping("/employee/{id}")</text:p>
      <text:p text:style-name="P1">public String deleteEmployee(@PathVariable("id") Long empId) {</text:p>
      <text:p text:style-name="P1"><text:tab/>empService.deleteEmployee(empId);</text:p>
      <text:p text:style-name="P1"><text:tab/>return "employee deleted successfully";</text:p>
      <text:p text:style-name="P1">}</text:p>
      <text:p text:style-name="P1">@PutMapping("/employee/{id}")</text:p>
      <text:p text:style-name="P1">public Employee updateEmployee(@PathVariable("id") Long empId,@RequestBody Employee employee) {</text:p>
      <text:p text:style-name="P1"><text:tab/>return empService.updateEmployee(empId, employee);</text:p>
      <text:p text:style-name="P1">}</text:p>
      <text:p text:style-name="P1">@GetMapping("/employee/name/{name}")</text:p>
      <text:p text:style-name="P1">public Employee getEmployeeByName(@PathVariable("name") String empName) {</text:p>
      <text:p text:style-name="P1"><text:tab/>return empService.getEmployeeByName(empName);</text:p>
      <text:p text:style-name="P1">}</text:p>
      <text:p text:style-name="P1">}</text:p>
      <text:p text:style-name="P1"/>
      <text:p text:style-name="P1"/>
      <text:p text:style-name="P6">Entity</text:p>
      <text:p text:style-name="P1"/>
      <text:p text:style-name="P1"/>
      <text:p text:style-name="P1">package com.emp.entity;</text:p>
      <text:p text:style-name="P1"/>
      <text:p text:style-name="P1">import javax.persistence.Entity;</text:p>
      <text:p text:style-name="P1">import javax.persistence.GeneratedValue;</text:p>
      <text:p text:style-name="P1">import javax.persistence.GenerationType;</text:p>
      <text:p text:style-name="P1">import javax.persistence.Id;</text:p>
      <text:p text:style-name="P1"/>
      <text:p text:style-name="P1">@Entity</text:p>
      <text:p text:style-name="P1">public class Employee {</text:p>
      <text:p text:style-name="P1">@Id<text:tab/></text:p>
      <text:p text:style-name="P1">@GeneratedValue(strategy=GenerationType.AUTO)</text:p>
      <text:p text:style-name="P1">private Long empId;</text:p>
      <text:p text:style-name="P1">private String empName;</text:p>
      <text:p text:style-name="P1">private String password;</text:p>
      <text:p text:style-name="P1">public Employee() {}</text:p>
      <text:p text:style-name="P1">public Employee(Long empId, String empName, String password) {</text:p>
      <text:p text:style-name="P1"><text:tab/>super();</text:p>
      <text:p text:style-name="P1"><text:tab/>this.empId = empId;</text:p>
      <text:p text:style-name="P1"><text:tab/>this.empName = empName;</text:p>
      <text:p text:style-name="P1"><text:tab/>this.password = password;</text:p>
      <text:p text:style-name="P1">}</text:p>
      <text:p text:style-name="P1">public Long getEmpId() {</text:p>
      <text:p text:style-name="P1"><text:soft-page-break/><text:tab/>return empId;</text:p>
      <text:p text:style-name="P1">}</text:p>
      <text:p text:style-name="P1">public void setEmpId(Long empId) {</text:p>
      <text:p text:style-name="P1"><text:tab/>this.empId = empId;</text:p>
      <text:p text:style-name="P1">}</text:p>
      <text:p text:style-name="P1">public String getEmpName() {</text:p>
      <text:p text:style-name="P1"><text:tab/>return empName;</text:p>
      <text:p text:style-name="P1">}</text:p>
      <text:p text:style-name="P1">public void setEmpName(String empName) {</text:p>
      <text:p text:style-name="P1"><text:tab/>this.empName = empName;</text:p>
      <text:p text:style-name="P1">}</text:p>
      <text:p text:style-name="P1">public String getPassword() {</text:p>
      <text:p text:style-name="P1"><text:tab/>return password;</text:p>
      <text:p text:style-name="P1">}</text:p>
      <text:p text:style-name="P1">public void setPassword(String password) {</text:p>
      <text:p text:style-name="P1"><text:tab/>this.password = password;</text:p>
      <text:p text:style-name="P1">}</text:p>
      <text:p text:style-name="P1">@Override</text:p>
      <text:p text:style-name="P1">public String toString() {</text:p>
      <text:p text:style-name="P1"><text:tab/>return "Employee [empId=" + empId + ", empName=" + empName + ", password=" + password + "]";</text:p>
      <text:p text:style-name="P1">}</text:p>
      <text:p text:style-name="P1"/>
      <text:p text:style-name="P1"/>
      <text:p text:style-name="P1">}</text:p>
      <text:p text:style-name="P1"/>
      <text:p text:style-name="P6">Repository</text:p>
      <text:p text:style-name="P1"/>
      <text:p text:style-name="P1"><text:span text:style-name="T1">package</text:span><text:span text:style-name="T2"> com.emp.repository;</text:span></text:p>
      <text:p text:style-name="P8"/>
      <text:p text:style-name="P7"><text:span text:style-name="T1">import</text:span><text:span text:style-name="T2"> org.springframework.data.jpa.repository.JpaRepository;</text:span></text:p>
      <text:p text:style-name="P7"><text:span text:style-name="T1">import</text:span><text:span text:style-name="T2"> org.springframework.stereotype.Repository;</text:span></text:p>
      <text:p text:style-name="P8"/>
      <text:p text:style-name="P7"><text:span text:style-name="T1">import</text:span><text:span text:style-name="T2"> com.emp.entity.Employee;</text:span></text:p>
      <text:p text:style-name="P8"/>
      <text:p text:style-name="P9">@Repository</text:p>
      <text:p text:style-name="P7"><text:span text:style-name="T1">public</text:span><text:span text:style-name="T2"> </text:span><text:span text:style-name="T1">interface</text:span><text:span text:style-name="T2"> EmpRepository </text:span><text:span text:style-name="T1">extends</text:span><text:span text:style-name="T2"> JpaRepository&lt;Employee, Long&gt; {</text:span></text:p>
      <text:p text:style-name="P7"><text:span text:style-name="T2"><text:s text:c="3"/></text:span><text:span text:style-name="T1">public</text:span><text:span text:style-name="T2"> Employee findByEmpName(String </text:span><text:span text:style-name="T3">empName</text:span><text:span text:style-name="T2">);</text:span></text:p>
      <text:p text:style-name="P7"><text:span text:style-name="T2"><text:s text:c="3"/></text:span><text:span text:style-name="T1">public</text:span><text:span text:style-name="T2"> Employee findByEmpNameIgnoreCase(String </text:span><text:span text:style-name="T3">empName</text:span><text:span text:style-name="T2">);</text:span></text:p>
      <text:p text:style-name="P10">}</text:p>
      <text:p text:style-name="P1"/>
      <text:p text:style-name="P6">Service</text:p>
      <text:p text:style-name="P1"/>
      <text:p text:style-name="P1"><text:span text:style-name="T1">package</text:span><text:span text:style-name="T2"> com.emp.service;</text:span></text:p>
      <text:p text:style-name="P8"/>
      <text:p text:style-name="P7"><text:span text:style-name="T1">import</text:span><text:span text:style-name="T2"> java.util.List;</text:span></text:p>
      <text:p text:style-name="P8"/>
      <text:p text:style-name="P7"><text:span text:style-name="T1">import</text:span><text:span text:style-name="T2"> com.emp.entity.Employee;</text:span></text:p>
      <text:p text:style-name="P8"/>
      <text:p text:style-name="P7"><text:span text:style-name="T1">public</text:span><text:span text:style-name="T2"> </text:span><text:span text:style-name="T1">interface</text:span><text:span text:style-name="T2"> EmpService {</text:span></text:p>
      <text:p text:style-name="P8"/>
      <text:p text:style-name="P7"><text:soft-page-break/><text:span text:style-name="T2"><text:tab/></text:span><text:span text:style-name="T1">public</text:span><text:span text:style-name="T2"> Employee saveEmployee(Employee </text:span><text:span text:style-name="T3">employee</text:span><text:span text:style-name="T2">);</text:span></text:p>
      <text:p text:style-name="P8"/>
      <text:p text:style-name="P7"><text:span text:style-name="T2"><text:tab/></text:span><text:span text:style-name="T1">public</text:span><text:span text:style-name="T2"> List&lt;Employee&gt; findEmployees();</text:span></text:p>
      <text:p text:style-name="P8"/>
      <text:p text:style-name="P7"><text:span text:style-name="T2"><text:tab/></text:span><text:span text:style-name="T1">public</text:span><text:span text:style-name="T2"> Employee fetchRecordById(Long </text:span><text:span text:style-name="T3">empId</text:span><text:span text:style-name="T2">);</text:span></text:p>
      <text:p text:style-name="P8"/>
      <text:p text:style-name="P7"><text:span text:style-name="T2"><text:tab/></text:span><text:span text:style-name="T1">public</text:span><text:span text:style-name="T2"> </text:span><text:span text:style-name="T1">void</text:span><text:span text:style-name="T2"> deleteEmployee(Long </text:span><text:span text:style-name="T3">empId</text:span><text:span text:style-name="T2">);</text:span></text:p>
      <text:p text:style-name="P8"/>
      <text:p text:style-name="P7"><text:span text:style-name="T2"><text:tab/></text:span><text:span text:style-name="T1">public</text:span><text:span text:style-name="T2"> Employee updateEmployee(Long </text:span><text:span text:style-name="T3">empId</text:span><text:span text:style-name="T2">, Employee </text:span><text:span text:style-name="T3">employee</text:span><text:span text:style-name="T2">);</text:span></text:p>
      <text:p text:style-name="P8"/>
      <text:p text:style-name="P7"><text:span text:style-name="T2"><text:tab/></text:span><text:span text:style-name="T1">public</text:span><text:span text:style-name="T2"> Employee getEmployeeByName(String </text:span><text:span text:style-name="T3">empName</text:span><text:span text:style-name="T2">);</text:span></text:p>
      <text:p text:style-name="P8"/>
      <text:p text:style-name="P10">}</text:p>
      <text:p text:style-name="P1"/>
      <text:p text:style-name="P1"/>
      <text:p text:style-name="P6">Service Implementation</text:p>
      <text:p text:style-name="P1"/>
      <text:p text:style-name="P1">package com.emp.service;</text:p>
      <text:p text:style-name="P1"/>
      <text:p text:style-name="P1">import java.util.List;</text:p>
      <text:p text:style-name="P1">import java.util.Objects;</text:p>
      <text:p text:style-name="P1"/>
      <text:p text:style-name="P1">import org.springframework.beans.factory.annotation.Autowired;</text:p>
      <text:p text:style-name="P1">import org.springframework.stereotype.Service;</text:p>
      <text:p text:style-name="P1"/>
      <text:p text:style-name="P1">import com.emp.entity.Employee;</text:p>
      <text:p text:style-name="P1">import com.emp.repository.EmpRepository;</text:p>
      <text:p text:style-name="P1">@Service</text:p>
      <text:p text:style-name="P1">public class EmpServiceImpl implements EmpService {</text:p>
      <text:p text:style-name="P1"><text:tab/>@Autowired</text:p>
      <text:p text:style-name="P1"><text:tab/>private EmpRepository empRepository;</text:p>
      <text:p text:style-name="P1"/>
      <text:p text:style-name="P1"><text:tab/>public Employee saveEmployee(Employee employee) {</text:p>
      <text:p text:style-name="P1"><text:tab/></text:p>
      <text:p text:style-name="P1"><text:tab/><text:tab/>return empRepository.save(employee);</text:p>
      <text:p text:style-name="P1"><text:tab/>}</text:p>
      <text:p text:style-name="P1"/>
      <text:p text:style-name="P1"><text:tab/>public List&lt;Employee&gt; findEmployees() {</text:p>
      <text:p text:style-name="P1"><text:tab/><text:tab/>return empRepository.findAll();</text:p>
      <text:p text:style-name="P1"><text:tab/>}</text:p>
      <text:p text:style-name="P1"/>
      <text:p text:style-name="P1"/>
      <text:p text:style-name="P1"><text:tab/>public Employee fetchRecordById(Long empId) {</text:p>
      <text:p text:style-name="P1"><text:tab/><text:tab/>return empRepository.findById(empId).get();</text:p>
      <text:p text:style-name="P1"><text:tab/>}</text:p>
      <text:p text:style-name="P1"/>
      <text:p text:style-name="P1"><text:tab/>public void deleteEmployee(Long empId) {</text:p>
      <text:p text:style-name="P1"><text:tab/><text:tab/>empRepository.deleteById(empId);</text:p>
      <text:p text:style-name="P1"><text:tab/>}</text:p>
      <text:p text:style-name="P1"/>
      <text:p text:style-name="P1"><text:soft-page-break/><text:tab/>@Override</text:p>
      <text:p text:style-name="P1"><text:tab/>public Employee updateEmployee(Long empId, Employee employee) {</text:p>
      <text:p text:style-name="P1"><text:tab/><text:tab/>Employee emp = empRepository.findById(empId).get();</text:p>
      <text:p text:style-name="P1"><text:tab/><text:tab/>if(Objects.nonNull(employee.getEmpName())&amp;&amp;!"".equalsIgnoreCase(employee.getEmpName())) {</text:p>
      <text:p text:style-name="P1"><text:tab/><text:tab/><text:tab/>emp.setEmpName(employee.getEmpName());</text:p>
      <text:p text:style-name="P1"><text:tab/><text:tab/>}</text:p>
      <text:p text:style-name="P1"><text:tab/><text:tab/>if(Objects.nonNull(employee.getPassword())&amp;&amp;!"".equalsIgnoreCase(employee.getPassword())) {</text:p>
      <text:p text:style-name="P1"><text:tab/><text:tab/><text:tab/>emp.setPassword(employee.getPassword());</text:p>
      <text:p text:style-name="P1"><text:tab/><text:tab/>}</text:p>
      <text:p text:style-name="P1"><text:tab/><text:tab/>return empRepository.save(emp);</text:p>
      <text:p text:style-name="P1"><text:tab/>}</text:p>
      <text:p text:style-name="P1"/>
      <text:p text:style-name="P1"><text:tab/>@Override</text:p>
      <text:p text:style-name="P1"><text:tab/>public Employee getEmployeeByName(String empName) {</text:p>
      <text:p text:style-name="P1"><text:tab/><text:tab/>return empRepository.findByEmpName(empName);</text:p>
      <text:p text:style-name="P1"><text:tab/>}</text:p>
      <text:p text:style-name="P1"/>
      <text:p text:style-name="P1">}</text:p>
      <text:p text:style-name="P1"/>
      <text:p text:style-name="P1"/>
      <text:p text:style-name="P6">application.properties</text:p>
      <text:p text:style-name="P1"/>
      <text:p text:style-name="P1"><text:span text:style-name="T2">server.port=</text:span><text:span text:style-name="T4">8081</text:span></text:p>
      <text:p text:style-name="P8"/>
      <text:p text:style-name="P7"><text:span text:style-name="T2">spring.datasource.url=</text:span><text:span text:style-name="T4">jdbc:mysql://localhost:3306/credentials</text:span></text:p>
      <text:p text:style-name="P7"><text:span text:style-name="T2">spring.datasource.username=</text:span><text:span text:style-name="T4">root</text:span></text:p>
      <text:p text:style-name="P7"><text:span text:style-name="T2">spring.datasource.password=</text:span><text:span text:style-name="T4">root</text:span></text:p>
      <text:p text:style-name="P7"><text:span text:style-name="T2">spring.jpa.hibernate.use-new-id-generator-mappings=</text:span><text:span text:style-name="T4">false</text:span></text:p>
      <text:p text:style-name="P6"><text:span text:style-name="T2">spring.jpa.hibernate.ddl-auto=</text:span><text:span text:style-name="T4">create</text:span></text:p>
      <text:p text:style-name="P3"/>
      <text:p text:style-name="P3"/>
      <text:p text:style-name="P3"/>
      <text:p text:style-name="P2"><text:span text:style-name="T2">server.port=</text:span><text:span text:style-name="T4">8081</text:span></text:p>
      <text:p text:style-name="P8"/>
      <text:p text:style-name="P7"><text:span text:style-name="T2">spring.datasource.url=</text:span><text:span text:style-name="T4">jdbc:mysql://localhost:3306/credentials</text:span></text:p>
      <text:p text:style-name="P7"><text:span text:style-name="T2">spring.datasource.username=</text:span><text:span text:style-name="T4">root</text:span></text:p>
      <text:p text:style-name="P7"><text:span text:style-name="T2">spring.datasource.password=</text:span><text:span text:style-name="T4">root</text:span></text:p>
      <text:p text:style-name="P7"><text:span text:style-name="T2">spring.datasource.driver-class-name=</text:span><text:span text:style-name="T4">com.mysql.jdbc.Driver</text:span></text:p>
      <text:p text:style-name="P11">#spring.jpa.hibernate.use-new-id-generator-mappings=false</text:p>
      <text:p text:style-name="P7"><text:span text:style-name="T2">spring.jpa.hibernate.ddl-auto=</text:span><text:span text:style-name="T4">update</text:span></text:p>
      <text:p text:style-name="P2"><text:span text:style-name="T2">spring.jpa.show-sql=</text:span><text:span text:style-name="T4">true</text:span></text:p>
      <text:p text:style-name="P3"/>
      <text:p text:style-name="P3"/>
      <text:p text:style-name="P4">sudo cp -r directory_name/{bin,include,lib,share} /usr/</text:p>
      <text:p text:style-name="P4"/>
      <text:p text:style-name="P13"><text:line-break/> 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bookmark text:name="L1"/><text:bookmark text:name="LC1"/></text:p>
          </table:table-cell>
          <table:table-cell table:style-name="Table1.A1" office:value-type="string">
            <text:p text:style-name="P15">spring.datasource.url=jdbc:postgresql://localhost:5432/amigoscode<text:bookmark text:name="L2"/></text:p>
          </table:table-cell>
        </table:table-row>
        <text:soft-page-break/>
        <table:table-row table:style-name="Table1.2">
          <table:table-cell table:style-name="Table1.A1" office:value-type="string">
            <text:p text:style-name="P14"><text:bookmark text:name="LC2"/></text:p>
          </table:table-cell>
          <table:table-cell table:style-name="Table1.A1" office:value-type="string">
            <text:p text:style-name="P15">spring.datasource.username=<text:bookmark text:name="L3"/></text:p>
          </table:table-cell>
        </table:table-row>
        <table:table-row>
          <table:table-cell table:style-name="Table1.A1" office:value-type="string">
            <text:p text:style-name="P14"><text:bookmark text:name="LC3"/></text:p>
          </table:table-cell>
          <table:table-cell table:style-name="Table1.A1" office:value-type="string">
            <text:p text:style-name="P15">spring.datasource.password=<text:bookmark text:name="L4"/></text:p>
          </table:table-cell>
        </table:table-row>
        <table:table-row table:style-name="Table1.2">
          <table:table-cell table:style-name="Table1.A1" office:value-type="string">
            <text:p text:style-name="P14"><text:bookmark text:name="LC4"/></text:p>
          </table:table-cell>
          <table:table-cell table:style-name="Table1.A1" office:value-type="string">
            <text:p text:style-name="P15">spring.jpa.hibernate.ddl-auto=create-drop<text:bookmark text:name="L5"/></text:p>
          </table:table-cell>
        </table:table-row>
        <table:table-row>
          <table:table-cell table:style-name="Table1.A1" office:value-type="string">
            <text:p text:style-name="P14"><text:bookmark text:name="LC5"/></text:p>
          </table:table-cell>
          <table:table-cell table:style-name="Table1.A1" office:value-type="string">
            <text:p text:style-name="P15">spring.jpa.show-sql=true<text:bookmark text:name="L6"/></text:p>
          </table:table-cell>
        </table:table-row>
        <table:table-row table:style-name="Table1.2">
          <table:table-cell table:style-name="Table1.A1" office:value-type="string">
            <text:p text:style-name="P14"><text:bookmark text:name="LC6"/></text:p>
          </table:table-cell>
          <table:table-cell table:style-name="Table1.A1" office:value-type="string">
            <text:p text:style-name="P15">spring.jpa.properties.hibernate.dialect=org.hibernate.dialect.PostgreSQLDialect<text:bookmark text:name="L7"/></text:p>
          </table:table-cell>
        </table:table-row>
        <table:table-row>
          <table:table-cell table:style-name="Table1.A1" office:value-type="string">
            <text:p text:style-name="P14"><text:bookmark text:name="LC7"/></text:p>
          </table:table-cell>
          <table:table-cell table:style-name="Table1.A1" office:value-type="string">
            <text:p text:style-name="P15">spring.jpa.properties.hibernate.format_sql=true</text:p>
          </table:table-cell>
        </table:table-row>
      </table:table>
      <text:p text:style-name="P4"/>
      <text:p text:style-name="P4"/>
      <text:p text:style-name="P5">flutter</text:p>
      <text:p text:style-name="P5">sw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2:18:43.887505274</meta:creation-date>
    <dc:date>2022-02-15T23:02:42.382055456</dc:date>
    <meta:editing-duration>PT10H13M56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6" meta:paragraph-count="188" meta:word-count="427" meta:character-count="5837" meta:non-whitespace-character-count="5506"/>
  </office:meta>
</office:document-meta>
</file>